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RowsActionDefinition.actionPerformed( Action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teRowsActionDefinition.DeleteRowsActionDefinition( String repeaterName , String selec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